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italic" style:font-style-asian="italic" style:font-style-complex="italic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style:font-style-asian="italic" style:font-style-complex="italic"/>
    </style:style>
    <style:style style:name="P5" style:family="paragraph" style:parent-style-name="Standard">
      <style:text-properties fo:color="#ff0000" fo:language="ru" fo:country="RU" fo:font-style="italic" style:font-style-asian="italic" style:font-style-complex="italic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language="ru" fo:country="RU"/>
    </style:style>
    <style:style style:name="P9" style:family="paragraph" style:parent-style-name="Standard">
      <style:text-properties fo:font-size="10.5pt" fo:language="ru" fo:country="RU" style:font-size-asian="10.5pt" style:font-size-complex="10.5pt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ru" fo:country="RU" style:font-size-asian="14p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style:font-style-asian="italic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italic" fo:font-weight="bold" style:font-style-asian="italic" style:font-weight-asian="bold"/>
    </style:style>
    <style:style style:name="T7" style:family="text">
      <style:text-properties fo:language="ru" fo:country="RU" fo:font-weight="bold" style:font-weight-asian="bold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fo:font-weight="bold" style:font-style-asian="italic" style:font-weight-asian="bold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font-size="10.5pt" fo:language="ru" fo:country="RU" style:font-size-asian="10.5pt" style:font-size-complex="10.5pt"/>
    </style:style>
    <style:style style:name="T16" style:family="text">
      <style:text-properties fo:font-size="10.5pt" fo:language="ru" fo:country="RU" fo:font-style="italic" style:font-size-asian="10.5pt" style:font-style-asian="italic" style:font-size-complex="10.5pt"/>
    </style:style>
    <style:style style:name="T17" style:family="text">
      <style:text-properties fo:font-size="10.5pt" fo:language="ru" fo:country="RU" fo:font-style="normal" style:font-size-asian="10.5pt" style:font-style-asian="normal" style:font-size-complex="10.5pt" style:font-style-complex="normal"/>
    </style:style>
    <style:style style:name="T18" style:family="text">
      <style:text-properties fo:font-size="10.5pt" fo:language="en" fo:country="US" style:font-size-asian="10.5pt" style:font-size-complex="10.5pt"/>
    </style:style>
    <style:style style:name="T19" style:family="text">
      <style:text-properties fo:font-size="10.5pt" fo:language="en" fo:country="US" fo:font-style="normal" style:font-size-asian="10.5pt" style:font-style-asian="normal" style:font-size-complex="10.5pt" style:font-style-complex="normal"/>
    </style:style>
    <text:list-style style:name="L1">
      <text:list-level-style-number text:level="1" text:style-name="WW_5f_CharLFO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2"/><text:span text:style-name="Основной_20_шрифт_20_абзаца"><text:span text:style-name="T1">Plugin WorgPress Domain Portfolio V.1.2</text:span></text:span></text:p>
      <text:p text:style-name="P1"/>
      <text:p text:style-name="P3">Есть исходный плагин, версии 1.1 так сказать тестовый, его написал канадец в 2008 году. В открытом доступе его больше нигде нет. Изначально в нем все было настроено нормально и правильно. Мне удалось достать версию, немного подкорректированную в худшую сторону.</text:p>
      <text:p text:style-name="Standard"><text:span text:style-name="Основной_20_шрифт_20_абзаца"><text:span text:style-name="T3">Работу плагина можно посмотреть на </text:span></text:span><text:a xlink:type="simple" xlink:href="http://www.FrostDomains.com/" office:target-frame-name="_top" xlink:show="replace"><text:span text:style-name="Основной_20_шрифт_20_абзаца"><text:span text:style-name="T10">www</text:span></text:span></text:a><text:a xlink:type="simple" xlink:href="http://www.FrostDomains.com/" office:target-frame-name="_top" xlink:show="replace"><text:span text:style-name="Основной_20_шрифт_20_абзаца"><text:span text:style-name="T3">.</text:span></text:span></text:a><text:a xlink:type="simple" xlink:href="http://www.FrostDomains.com/" office:target-frame-name="_top" xlink:show="replace"><text:span text:style-name="Основной_20_шрифт_20_абзаца"><text:span text:style-name="T10">FrostDomains</text:span></text:span></text:a><text:a xlink:type="simple" xlink:href="http://www.FrostDomains.com/" office:target-frame-name="_top" xlink:show="replace"><text:span text:style-name="Основной_20_шрифт_20_абзаца"><text:span text:style-name="T3">.</text:span></text:span></text:a><text:a xlink:type="simple" xlink:href="http://www.FrostDomains.com/" office:target-frame-name="_top" xlink:show="replace"><text:span text:style-name="Основной_20_шрифт_20_абзаца"><text:span text:style-name="T10">com</text:span></text:span></text:a></text:p>
      <text:p text:style-name="P3">Что необходимо сделать и восстановить.</text:p>
      <text:p text:style-name="P3"/>
      <text:list xml:id="list27343553" text:style-name="L1">
        <text:list-item>
          <text:p text:style-name="P8">Постраничная навигация, в плагине она есть, но работает только на 1 страницу, если нажать на страницу №2 открывается страница №1. Если нажать на страницу номер 4, 5, 6 не важно какую будет открываться только первая. Также, необходимо сделать отображение страниц в виде [1][2][3].....[149] а не [1][2][3][4][5][6][7][8][9][10]и т. д. Можно сделать и кнопки страниц так будет даже лучше.</text:p>
        </text:list-item>
      </text:list>
      <text:p text:style-name="P3"/>
      <text:list xml:id="list27384631" text:continue-numbering="true" text:style-name="L1">
        <text:list-item>
          <text:p text:style-name="P8">Форма связи с владельцем (нажать на конверт в листинге), при заполнении все нормально, когда я получаю сообщение из данной формы связи нет суммы, которою указал отправитель в окне «Offer:». Я получаю письмо со следующим содержанием.</text:p>
        </text:list-item>
      </text:list>
      <text:p text:style-name="P4">«Offer for Domain: 51.by</text:p>
      <text:p text:style-name="P4"/>
      <text:p text:style-name="P4">Offer by: alex</text:p>
      <text:p text:style-name="P5">Offer for: <text:s/>US Dollars (тут должна быть сумма указанная отправителем)</text:p>
      <text:p text:style-name="P2">Their email: Frost@mail.ru</text:p>
      <text:p text:style-name="Standard"><text:span text:style-name="Основной_20_шрифт_20_абзаца"><text:span text:style-name="T11">Their Mes</text:span></text:span><text:span text:style-name="Основной_20_шрифт_20_абзаца"><text:span text:style-name="T11">sage: </text:span></text:span><text:span text:style-name="Основной_20_шрифт_20_абзаца"><text:span text:style-name="T5">Куплю</text:span></text:span><text:span text:style-name="Основной_20_шрифт_20_абзаца"><text:span text:style-name="T11"> </text:span></text:span><text:span text:style-name="Основной_20_шрифт_20_абзаца"><text:span text:style-name="T5">ваш</text:span></text:span><text:span text:style-name="Основной_20_шрифт_20_абзаца"><text:span text:style-name="T11"> </text:span></text:span><text:span text:style-name="Основной_20_шрифт_20_абзаца"><text:span text:style-name="T5">домен</text:span></text:span></text:p>
      <text:p text:style-name="P2"/>
      <text:p text:style-name="P2"/>
      <text:p text:style-name="P2">--- This email was automatically generated by UK Wordpress Domain Portfolio v1.1 ---»</text:p>
      <text:p text:style-name="P2"/>
      <text:list xml:id="list27396029" text:continue-numbering="true" text:style-name="L1">
        <text:list-item>
          <text:p text:style-name="P7"><text:span text:style-name="Основной_20_шрифт_20_абзаца"><text:span text:style-name="T3">Не могу сделать страницу </text:span></text:span><text:a xlink:type="simple" xlink:href="http://frostdomains.com/dnportfolio/" office:target-frame-name="_top" xlink:show="replace"><text:span text:style-name="Основной_20_шрифт_20_абзаца"><text:span text:style-name="T3">http://frostdomains.com/dnportfolio/</text:span></text:span></text:a><text:span text:style-name="Основной_20_шрифт_20_абзаца"><text:span text:style-name="T3"> главной, что бы портфолио отображалось на </text:span></text:span><text:a xlink:type="simple" xlink:href="http://www.frostdomains.com/" office:target-frame-name="_top" xlink:show="replace"><text:span text:style-name="Основной_20_шрифт_20_абзаца"><text:span text:style-name="T3">www.frostdomains.com</text:span></text:span></text:a><text:span text:style-name="Основной_20_шрифт_20_абзаца"><text:span text:style-name="T3">, когда в настройка </text:span></text:span><text:span text:style-name="Основной_20_шрифт_20_абзаца"><text:span text:style-name="T10">WP</text:span></text:span><text:span text:style-name="Основной_20_шрифт_20_абзаца"><text:span text:style-name="T3"> ставлю </text:span></text:span><text:a xlink:type="simple" xlink:href="http://frostdomains.com/dnportfolio/" office:target-frame-name="_top" xlink:show="replace"><text:span text:style-name="Основной_20_шрифт_20_абзаца"><text:span text:style-name="T3">http://frostdomains.com/dnportfolio/</text:span></text:span></text:a><text:span text:style-name="Основной_20_шрифт_20_абзаца"><text:span text:style-name="T3"> - главная, она отображается, но стоит мне нажать на страницу №2 как перекидывает на </text:span></text:span><text:a xlink:type="simple" xlink:href="http://www.frostdomains.com/" office:target-frame-name="_top" xlink:show="replace"><text:span text:style-name="Основной_20_шрифт_20_абзаца"><text:span text:style-name="T3">www.frostdomains.com</text:span></text:span></text:a><text:span text:style-name="Основной_20_шрифт_20_абзаца"><text:span text:style-name="T3">, а это страница с записями блога.</text:span></text:span></text:p>
        </text:list-item>
      </text:list>
      <text:p text:style-name="P3"/>
      <text:list xml:id="list27379442" text:continue-numbering="true" text:style-name="L1">
        <text:list-item>
          <text:p text:style-name="P7"><text:span text:style-name="Основной_20_шрифт_20_абзаца"><text:span text:style-name="T3">В админской панели есть возможность добавить регистратора домена </text:span></text:span><text:span text:style-name="Основной_20_шрифт_20_абзаца"><text:span text:style-name="T10">“Registrar”</text:span></text:span><text:span text:style-name="Основной_20_шрифт_20_абзаца"><text:span text:style-name="T3">, и выбрать отображение этого регистратора(столбца) на главной в листинге, но данный столбец в этом листинге не отображается, это сделали специально, надо восстановить эту функцию. Рисунок во вложении (рис 1.). Тоже самое надо сделать и с окном дата окончания домена (Expiry...) оно тоже не отображается, даже если в настройках поставить отображать. (Expiry...)</text:span></text:span><text:span text:style-name="Основной_20_шрифт_20_абзаца"><text:span text:style-name="T10"> </text:span></text:span><text:span text:style-name="Основной_20_шрифт_20_абзаца"><text:span text:style-name="T3">необходимо переименовать в «Creation»</text:span></text:span><text:bookmark-start text:name="_GoBack"/><text:bookmark-end text:name="_GoBack"/></text:p>
        </text:list-item>
      </text:list>
      <text:p text:style-name="Standard"/>
      <text:list xml:id="list27397663" text:continue-numbering="true" text:style-name="L1">
        <text:list-item>
          <text:p text:style-name="P7"><text:span text:style-name="Основной_20_шрифт_20_абзаца"><text:span text:style-name="T3">Необходимо сделать разметку листинга, что бы в </text:span></text:span><text:span text:style-name="Основной_20_шрифт_20_абзаца"><text:span text:style-name="T3">столбцах</text:span></text:span><text:span text:style-name="Основной_20_шрифт_20_абзаца"><text:span text:style-name="T3"> «</text:span></text:span><text:span text:style-name="Основной_20_шрифт_20_абзаца"><text:span text:style-name="T10">Domain</text:span></text:span><text:span text:style-name="Основной_20_шрифт_20_абзаца"><text:span text:style-name="T3"> </text:span></text:span><text:span text:style-name="Основной_20_шрифт_20_абзаца"><text:span text:style-name="T10">name</text:span></text:span><text:span text:style-name="Основной_20_шрифт_20_абзаца"><text:span text:style-name="T3">,</text:span></text:span><text:span text:style-name="Основной_20_шрифт_20_абзаца"><text:span text:style-name="T3"> <text:s/>Asking Price, Status» значения были по середине столбца.</text:span></text:span></text:p>
        </text:list-item>
      </text:list>
      <text:p text:style-name="Standard"/>
      <text:list xml:id="list27390319" text:continue-numbering="true" text:style-name="L1">
        <text:list-item>
          <text:p text:style-name="P7"><text:span text:style-name="Основной_20_шрифт_20_абзаца"><text:span text:style-name="T3">Переделать дизайн </text:span></text:span><text:span text:style-name="Основной_20_шрифт_20_абзаца"><text:span text:style-name="T8">формы связи</text:span></text:span><text:span text:style-name="Основной_20_шрифт_20_абзаца"><text:span text:style-name="T3"> и </text:span></text:span><text:span text:style-name="Основной_20_шрифт_20_абзаца"><text:span text:style-name="T8">информации</text:span></text:span><text:span text:style-name="Основной_20_шрифт_20_абзаца"><text:span text:style-name="T3"> по домену. </text:span></text:span><text:a xlink:type="simple" xlink:href="http://frostdomains.com/dnportfolio/?contact=1339#offer" office:target-frame-name="_top" xlink:show="replace">http://frostdomains.com/dnportfolio/?contact=1339#offer</text:a><text:span text:style-name="Основной_20_шрифт_20_абзаца"><text:span text:style-name="T3"> Убрать все лишние линии и сделать это окно связи более современным. После отправки письма через данную форму высвечивается надпись </text:span></text:span><text:span text:style-name="Основной_20_шрифт_20_абзаца"><text:span text:style-name="T5">«Your offer for this domain was sent to the own successfully» </text:span></text:span><text:span text:style-name="Основной_20_шрифт_20_абзаца"><text:span text:style-name="T3">ЕЕ необходимо сделать зеленой.</text:span></text:span></text:p>
        </text:list-item>
      </text:list>
      <text:p text:style-name="Абзац_20_списка"/>
      <text:list xml:id="list27395944" text:continue-numbering="true" text:style-name="L1">
        <text:list-item>
          <text:p text:style-name="P7"><text:span text:style-name="Основной_20_шрифт_20_абзаца"><text:span text:style-name="T3">На главной, <text:s/>есть поиск <text:s/>[Advanced Search], в нем есть поиск по </text:span></text:span><text:span text:style-name="Основной_20_шрифт_20_абзаца"><text:span text:style-name="T7">доменной зоне</text:span></text:span><text:span text:style-name="Основной_20_шрифт_20_абзаца"><text:span text:style-name="T3"> (Extension:) и </text:span></text:span><text:span text:style-name="Основной_20_шрифт_20_абзаца"><text:span text:style-name="T7">по языку </text:span></text:span><text:span text:style-name="Основной_20_шрифт_20_абзаца"><text:span text:style-name="T3">(Language:),</text:span></text:span><text:span text:style-name="Основной_20_шрифт_20_абзаца"><text:span text:style-name="T7"> </text:span></text:span><text:span text:style-name="Основной_20_шрифт_20_абзаца"><text:span text:style-name="T3">Поиск по языку надо убрать, в место него сделать поиск по категориям (Category:). По идее надо только переименовать <text:s text:c="2"/>Language в <text:s/>Category.</text:span></text:span></text:p>
        </text:list-item>
      </text:list>
      <text:p text:style-name="Standard"/>
      <text:p text:style-name="Standard"><text:soft-page-break/></text:p>
      <text:list xml:id="list27395703" text:continue-numbering="true" text:style-name="L1">
        <text:list-item>
          <text:p text:style-name="P7"><text:span text:style-name="Основной_20_шрифт_20_абзаца"><text:span text:style-name="T3">Поиск <text:s text:c="2"/>[Advanced Search], его надо вынести на главную, сразу за основным окном поиска, а надпись [Advanced Search] убрать. В итоге на главной должен быть в один ряд </text:span></text:span><text:span text:style-name="Основной_20_шрифт_20_абзаца"><text:span text:style-name="T7">основной поиск </text:span></text:span><text:span text:style-name="Основной_20_шрифт_20_абзаца"><text:span text:style-name="T14">(Keyword)</text:span></text:span><text:span text:style-name="Основной_20_шрифт_20_абзаца"><text:span text:style-name="T10">,</text:span></text:span><text:span text:style-name="Основной_20_шрифт_20_абзаца"><text:span text:style-name="T3"> </text:span></text:span><text:span text:style-name="Основной_20_шрифт_20_абзаца"><text:span text:style-name="T7">поиск по доменной зоне </text:span></text:span><text:span text:style-name="Основной_20_шрифт_20_абзаца"><text:span text:style-name="T3">(Extension:) и </text:span></text:span><text:span text:style-name="Основной_20_шрифт_20_абзаца"><text:span text:style-name="T7">поиск по категориям</text:span></text:span><text:span text:style-name="Основной_20_шрифт_20_абзаца"><text:span text:style-name="T3"> (Category:) (поиск по категория см. п.7).</text:span></text:span></text:p>
        </text:list-item>
      </text:list>
      <text:p text:style-name="Standard"/>
      <text:list xml:id="list27395159" text:continue-numbering="true" text:style-name="L1">
        <text:list-item>
          <text:p text:style-name="P7"><text:span text:style-name="Основной_20_шрифт_20_абзаца"><text:span text:style-name="T3">Все окна поиска должны работать вместе. Например: если я выбрал в окне Extension: <text:s/></text:span></text:span><text:span text:style-name="Основной_20_шрифт_20_абзаца"><text:span text:style-name="T6">.</text:span></text:span><text:span text:style-name="Основной_20_шрифт_20_абзаца"><text:span text:style-name="T12">com</text:span></text:span><text:span text:style-name="Основной_20_шрифт_20_абзаца"><text:span text:style-name="T3"> а в окне Category: </text:span></text:span><text:span text:style-name="Основной_20_шрифт_20_абзаца"><text:span text:style-name="T12">auto</text:span></text:span><text:span text:style-name="Основной_20_шрифт_20_абзаца"><text:span text:style-name="T6">, </text:span></text:span><text:span text:style-name="Основной_20_шрифт_20_абзаца"><text:span text:style-name="T3">то в выдаче по данному поиску должны быть домены которые соответствуют этому запросу </text:span></text:span><text:span text:style-name="Основной_20_шрифт_20_абзаца"><text:span text:style-name="T2">одновременно </text:span></text:span><text:span text:style-name="Основной_20_шрифт_20_абзаца"><text:span text:style-name="T3">по категории, по доменной зоне и по ключевому слову <text:s/></text:span></text:span><text:span text:style-name="Основной_20_шрифт_20_абзаца"><text:span text:style-name="T14">Keyword </text:span></text:span><text:span text:style-name="Основной_20_шрифт_20_абзаца"><text:span text:style-name="T3">(это поле в примере я оставил пустым, соответствеено применяется ко всем доменам)</text:span></text:span></text:p>
        </text:list-item>
      </text:list>
      <text:p text:style-name="Standard"/>
      <text:p text:style-name="Standard"/>
      <text:p text:style-name="Standard"><text:span text:style-name="Основной_20_шрифт_20_абзаца"><text:span text:style-name="T15">10. В личном кабинете, в админской части, необходимо сделать возможность прямо из листинга менять данные для домена, стоимость «Статус», «Expiry </text:span></text:span><text:span text:style-name="Основной_20_шрифт_20_абзаца"><text:span text:style-name="T18">(Creation)»</text:span></text:span><text:span text:style-name="Основной_20_шрифт_20_абзаца"><text:span text:style-name="T15"> <text:s/>и</text:span></text:span><text:span text:style-name="Основной_20_шрифт_20_абзаца"><text:span text:style-name="T16"> </text:span></text:span><text:span text:style-name="Основной_20_шрифт_20_абзаца"><text:span text:style-name="T17">«</text:span></text:span><text:span text:style-name="Основной_20_шрифт_20_абзаца"><text:span text:style-name="T19">Category</text:span></text:span><text:span text:style-name="Основной_20_шрифт_20_абзаца"><text:span text:style-name="T17">(Language)»</text:span></text:span><text:span text:style-name="Основной_20_шрифт_20_абзаца"><text:span text:style-name="T16"> </text:span></text:span><text:span text:style-name="Основной_20_шрифт_20_абзаца"><text:span text:style-name="T15">рисунок 2. Сейчас такая возможность есть, но надо проваливаться по ссылке «изменить» для каждого домена.</text:span></text:span></text:p>
      <text:p text:style-name="Standard"/>
      <text:p text:style-name="Standard"><text:span text:style-name="Основной_20_шрифт_20_абзаца"><text:span text:style-name="T15">И в дополнение, после изменения настроек данные не сразу меняются, видимо кэш надо чистить. Я меняю тему </text:span></text:span><text:span text:style-name="Основной_20_шрифт_20_абзаца"><text:span text:style-name="T18">wordpress</text:span></text:span><text:span text:style-name="Основной_20_шрифт_20_абзаца"><text:span text:style-name="T15"> на другую, потом обратно на свою и все начинает работать согласно последних настроек)))</text:span></text:span></text:p>
      <text:p text:style-name="P9"/>
      <text:p text:style-name="P9">Все надписи должны отображаться на английском языке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fo:language="ru" fo:country="RU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0Z</meta:creation-date>
    <dc:date>2015-01-27T07:22:37.73</dc:date>
    <meta:editing-cycles>9</meta:editing-cycles>
    <meta:editing-duration>PT2H42M3S</meta:editing-duration>
    <meta:document-statistic meta:table-count="0" meta:image-count="0" meta:object-count="0" meta:page-count="2" meta:paragraph-count="22" meta:word-count="578" meta:character-count="3979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